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5.064cm"/>
    </style:style>
    <style:style style:name="co8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1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7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4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9" style:family="table-cell" style:parent-style-name="Pivot_20_Table_20_Value" style:data-style-name="N0"/>
    <style:style style:name="ce5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3" style:family="table-cell" style:parent-style-name="Pivot_20_Table_20_Category" style:data-style-name="N0">
      <style:table-cell-properties fo:border-bottom="0.99pt solid #000000" fo:border-left="none" fo:border-right="2.01pt solid #000000" fo:border-top="none"/>
      <style:text-properties fo:font-weight="bold" style:font-weight-asian="bold" style:font-weight-complex="bold"/>
    </style:style>
    <style:style style:name="ce5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5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ickw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feed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orsebea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orsebea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orsebea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orsebean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orsebea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orsebea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orsebea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orsebea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orsebea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orsebean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inseed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inseed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insee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inseed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inseed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insee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inseed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inseed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inseed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linsee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inseed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inseed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oybean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eatmeal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eatmeal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eatmeal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eatmeal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eatmea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eatmeal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eatmea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eatmea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eatmeal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eatmea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eatmeal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sein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sein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sei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sein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sein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sein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sein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sein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sein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sei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sei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sein</text:p>
          </table:table-cell>
        </table:table-row>
      </table:table>
      <table:table table:name="chart" table:style-name="ta1">
        <table:shapes>
          <draw:frame draw:z-index="0" draw:style-name="gr1" draw:text-style-name="P1" svg:width="17.869cm" svg:height="12.032cm" svg:x="6.801cm" svg:y="0.186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19"/>
        <table:table-column table:style-name="co5" table:default-cell-style-name="ce34"/>
        <table:table-row table:style-name="ro1">
          <table:table-cell table:style-name="ce7" office:value-type="string" calcext:value-type="string">
            <text:p>feed</text:p>
          </table:table-cell>
          <table:table-cell table:style-name="ce32" office:value-type="string" calcext:value-type="string">
            <text:p>Sum - weight</text:p>
          </table:table-cell>
        </table:table-row>
        <table:table-row table:style-name="ro1">
          <table:table-cell table:style-name="ce13" office:value-type="string" calcext:value-type="string">
            <text:p>casein</text:p>
          </table:table-cell>
          <table:table-cell table:style-name="ce33" office:value-type="float" office:value="3883" calcext:value-type="float">
            <text:p>3883</text:p>
          </table:table-cell>
        </table:table-row>
        <table:table-row table:style-name="ro1">
          <table:table-cell office:value-type="string" calcext:value-type="string">
            <text:p>horsebean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linseed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string" calcext:value-type="string">
            <text:p>meatmeal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table:style-name="ce35" office:value-type="float" office:value="3947" calcext:value-type="float">
            <text:p>3947</text:p>
          </table:table-cell>
        </table:table-row>
        <table:table-row table:style-name="ro1">
          <table:table-cell table:style-name="ce31" office:value-type="string" calcext:value-type="string">
            <text:p>Total Result</text:p>
          </table:table-cell>
          <table:table-cell table:style-name="ce36" office:value-type="float" office:value="18553" calcext:value-type="float">
            <text:p>18553</text:p>
          </table:table-cell>
        </table:table-row>
      </table:table>
      <table:table table:name="summary" table:style-name="ta1">
        <table:table-column table:style-name="co3" table:default-cell-style-name="ce19"/>
        <table:table-column table:style-name="co6" table:default-cell-style-name="ce43"/>
        <table:table-column table:style-name="co7" table:default-cell-style-name="ce49"/>
        <table:table-column table:style-name="co8" table:default-cell-style-name="ce55"/>
        <table:table-row table:style-name="ro2">
          <table:table-cell table:style-name="ce1" office:value-type="string" calcext:value-type="string" table:number-columns-spanned="4" table:number-rows-spanned="1">
            <text:p>Table:Summary of chicken weights according to the food type</text:p>
          </table:table-cell>
          <table:covered-table-cell table:style-name="ce40"/>
          <table:covered-table-cell table:style-name="ce46"/>
          <table:covered-table-cell table:style-name="ce52"/>
        </table:table-row>
        <table:table-row table:style-name="ro1">
          <table:table-cell table:style-name="ce38"/>
          <table:table-cell table:style-name="ce40" office:value-type="string" calcext:value-type="string">
            <text:p>Data</text:p>
          </table:table-cell>
          <table:table-cell table:style-name="ce46"/>
          <table:table-cell table:style-name="ce52"/>
        </table:table-row>
        <table:table-row table:style-name="ro1">
          <table:table-cell table:style-name="ce39" office:value-type="string" calcext:value-type="string">
            <text:p>feed</text:p>
          </table:table-cell>
          <table:table-cell table:style-name="ce41" office:value-type="string" calcext:value-type="string">
            <text:p>Min - weight</text:p>
          </table:table-cell>
          <table:table-cell table:style-name="ce47" office:value-type="string" calcext:value-type="string">
            <text:p>Average - weight</text:p>
          </table:table-cell>
          <table:table-cell table:style-name="ce53" office:value-type="string" calcext:value-type="string">
            <text:p>Max - weight</text:p>
          </table:table-cell>
        </table:table-row>
        <table:table-row table:style-name="ro1">
          <table:table-cell table:style-name="ce13" office:value-type="string" calcext:value-type="string">
            <text:p>casein</text:p>
          </table:table-cell>
          <table:table-cell table:style-name="ce42" office:value-type="float" office:value="216" calcext:value-type="float">
            <text:p>216</text:p>
          </table:table-cell>
          <table:table-cell table:style-name="ce48" office:value-type="float" office:value="323.583333333333" calcext:value-type="float">
            <text:p>323.583333333333</text:p>
          </table:table-cell>
          <table:table-cell table:style-name="ce54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orsebean</text:p>
          </table:table-cell>
          <table:table-cell office:value-type="float" office:value="108" calcext:value-type="float">
            <text:p>108</text:p>
          </table:table-cell>
          <table:table-cell office:value-type="float" office:value="160.2" calcext:value-type="float">
            <text:p>160.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linseed</text:p>
          </table:table-cell>
          <table:table-cell office:value-type="float" office:value="141" calcext:value-type="float">
            <text:p>141</text:p>
          </table:table-cell>
          <table:table-cell office:value-type="float" office:value="218.75" calcext:value-type="float">
            <text:p>218.7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meatmeal</text:p>
          </table:table-cell>
          <table:table-cell office:value-type="float" office:value="153" calcext:value-type="float">
            <text:p>153</text:p>
          </table:table-cell>
          <table:table-cell office:value-type="float" office:value="276.909090909091" calcext:value-type="float">
            <text:p>276.90909090909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office:value-type="float" office:value="158" calcext:value-type="float">
            <text:p>158</text:p>
          </table:table-cell>
          <table:table-cell office:value-type="float" office:value="246.428571428571" calcext:value-type="float">
            <text:p>246.42857142857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table:style-name="ce44" office:value-type="float" office:value="226" calcext:value-type="float">
            <text:p>226</text:p>
          </table:table-cell>
          <table:table-cell table:style-name="ce50" office:value-type="float" office:value="328.916666666667" calcext:value-type="float">
            <text:p>328.916666666667</text:p>
          </table:table-cell>
          <table:table-cell table:style-name="ce56" office:value-type="float" office:value="423" calcext:value-type="float">
            <text:p>423</text:p>
          </table:table-cell>
        </table:table-row>
        <table:table-row table:style-name="ro1">
          <table:table-cell table:style-name="ce31" office:value-type="string" calcext:value-type="string">
            <text:p>Total Result</text:p>
          </table:table-cell>
          <table:table-cell table:style-name="ce45" office:value-type="float" office:value="108" calcext:value-type="float">
            <text:p>108</text:p>
          </table:table-cell>
          <table:table-cell table:style-name="ce51" office:value-type="float" office:value="261.30985915493" calcext:value-type="float">
            <text:p>261.30985915493</text:p>
          </table:table-cell>
          <table:table-cell table:style-name="ce57" office:value-type="float" office:value="423" calcext:value-type="float">
            <text:p>423</text:p>
          </table:table-cell>
        </table:table-row>
      </table:table>
      <table:named-expressions/>
      <table:data-pilot-tables>
        <table:data-pilot-table table:name="DataPilot1" table:application-data="" table:target-range-address="chart.A1:chart.B8" table:buttons="chart.A1" table:show-filter-button="false" table:drill-down-on-double-click="false">
          <table:source-cell-range table:cell-range-address="chickwts.A1:chickwts.B7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ed" table:orientation="row" table:used-hierarchy="0" table:function="auto">
            <table:data-pilot-level table:show-empty="false" calcext:repeat-item-labels="false">
              <table:data-pilot-members>
                <table:data-pilot-member table:name="casein" table:display="true" table:show-details="true"/>
                <table:data-pilot-member table:name="horsebean" table:display="true" table:show-details="true"/>
                <table:data-pilot-member table:name="linseed" table:display="true" table:show-details="true"/>
                <table:data-pilot-member table:name="meatmeal" table:display="true" table:show-details="true"/>
                <table:data-pilot-member table:name="soybean" table:display="true" table:show-details="true"/>
                <table:data-pilot-member table:name="sunflow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eight" table:orientation="data" table:used-hierarchy="0" table:function="sum">
            <table:data-pilot-level table:show-empty="false" calcext:repeat-item-labels="false">
              <table:data-pilot-members>
                <table:data-pilot-member table:name="108" table:display="true" table:show-details="true"/>
                <table:data-pilot-member table:name="124" table:display="true" table:show-details="true"/>
                <table:data-pilot-member table:name="136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8" table:display="true" table:show-details="true"/>
                <table:data-pilot-member table:name="153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9" table:display="true" table:show-details="true"/>
                <table:data-pilot-member table:name="181" table:display="true" table:show-details="true"/>
                <table:data-pilot-member table:name="193" table:display="true" table:show-details="true"/>
                <table:data-pilot-member table:name="199" table:display="true" table:show-details="true"/>
                <table:data-pilot-member table:name="203" table:display="true" table:show-details="true"/>
                <table:data-pilot-member table:name="206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2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8" table:display="true" table:show-details="true"/>
                <table:data-pilot-member table:name="250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60" table:display="true" table:show-details="true"/>
                <table:data-pilot-member table:name="263" table:display="true" table:show-details="true"/>
                <table:data-pilot-member table:name="267" table:display="true" table:show-details="true"/>
                <table:data-pilot-member table:name="271" table:display="true" table:show-details="true"/>
                <table:data-pilot-member table:name="283" table:display="true" table:show-details="true"/>
                <table:data-pilot-member table:name="295" table:display="true" table:show-details="true"/>
                <table:data-pilot-member table:name="297" table:display="true" table:show-details="true"/>
                <table:data-pilot-member table:name="303" table:display="true" table:show-details="true"/>
                <table:data-pilot-member table:name="309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8" table:display="true" table:show-details="true"/>
                <table:data-pilot-member table:name="320" table:display="true" table:show-details="true"/>
                <table:data-pilot-member table:name="322" table:display="true" table:show-details="true"/>
                <table:data-pilot-member table:name="325" table:display="true" table:show-details="true"/>
                <table:data-pilot-member table:name="327" table:display="true" table:show-details="true"/>
                <table:data-pilot-member table:name="329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4" table:display="true" table:show-details="true"/>
                <table:data-pilot-member table:name="352" table:display="true" table:show-details="true"/>
                <table:data-pilot-member table:name="359" table:display="true" table:show-details="true"/>
                <table:data-pilot-member table:name="36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90" table:display="true" table:show-details="true"/>
                <table:data-pilot-member table:name="392" table:display="true" table:show-details="true"/>
                <table:data-pilot-member table:name="404" table:display="true" table:show-details="true"/>
                <table:data-pilot-member table:name="4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ummary.A2:summary.D10" table:buttons="summary.A3 summary.B2" table:show-filter-button="false" table:drill-down-on-double-click="false">
          <table:source-cell-range table:cell-range-address="chickwts.A1:chickwts.B7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ed" table:orientation="row" table:used-hierarchy="0" table:function="auto">
            <table:data-pilot-level table:show-empty="false" calcext:repeat-item-labels="false">
              <table:data-pilot-members>
                <table:data-pilot-member table:name="casein" table:display="true" table:show-details="true"/>
                <table:data-pilot-member table:name="horsebean" table:display="true" table:show-details="true"/>
                <table:data-pilot-member table:name="linseed" table:display="true" table:show-details="true"/>
                <table:data-pilot-member table:name="meatmeal" table:display="true" table:show-details="true"/>
                <table:data-pilot-member table:name="soybean" table:display="true" table:show-details="true"/>
                <table:data-pilot-member table:name="sunflow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eight" table:orientation="data" table:used-hierarchy="0" table:function="min">
            <table:data-pilot-level table:show-empty="false" calcext:repeat-item-labels="false">
              <table:data-pilot-members>
                <table:data-pilot-member table:name="108" table:display="true" table:show-details="true"/>
                <table:data-pilot-member table:name="124" table:display="true" table:show-details="true"/>
                <table:data-pilot-member table:name="136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8" table:display="true" table:show-details="true"/>
                <table:data-pilot-member table:name="153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9" table:display="true" table:show-details="true"/>
                <table:data-pilot-member table:name="181" table:display="true" table:show-details="true"/>
                <table:data-pilot-member table:name="193" table:display="true" table:show-details="true"/>
                <table:data-pilot-member table:name="199" table:display="true" table:show-details="true"/>
                <table:data-pilot-member table:name="203" table:display="true" table:show-details="true"/>
                <table:data-pilot-member table:name="206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2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8" table:display="true" table:show-details="true"/>
                <table:data-pilot-member table:name="250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60" table:display="true" table:show-details="true"/>
                <table:data-pilot-member table:name="263" table:display="true" table:show-details="true"/>
                <table:data-pilot-member table:name="267" table:display="true" table:show-details="true"/>
                <table:data-pilot-member table:name="271" table:display="true" table:show-details="true"/>
                <table:data-pilot-member table:name="283" table:display="true" table:show-details="true"/>
                <table:data-pilot-member table:name="295" table:display="true" table:show-details="true"/>
                <table:data-pilot-member table:name="297" table:display="true" table:show-details="true"/>
                <table:data-pilot-member table:name="303" table:display="true" table:show-details="true"/>
                <table:data-pilot-member table:name="309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8" table:display="true" table:show-details="true"/>
                <table:data-pilot-member table:name="320" table:display="true" table:show-details="true"/>
                <table:data-pilot-member table:name="322" table:display="true" table:show-details="true"/>
                <table:data-pilot-member table:name="325" table:display="true" table:show-details="true"/>
                <table:data-pilot-member table:name="327" table:display="true" table:show-details="true"/>
                <table:data-pilot-member table:name="329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4" table:display="true" table:show-details="true"/>
                <table:data-pilot-member table:name="352" table:display="true" table:show-details="true"/>
                <table:data-pilot-member table:name="359" table:display="true" table:show-details="true"/>
                <table:data-pilot-member table:name="36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90" table:display="true" table:show-details="true"/>
                <table:data-pilot-member table:name="392" table:display="true" table:show-details="true"/>
                <table:data-pilot-member table:name="404" table:display="true" table:show-details="true"/>
                <table:data-pilot-member table:name="4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eight" table:orientation="data" table:used-hierarchy="-1" table:function="average">
            <table:data-pilot-level calcext:repeat-item-labels="false"/>
          </table:data-pilot-field>
          <table:data-pilot-field table:source-field-name="weight" table:orientation="data" table:used-hierarchy="-1" table:function="max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2:26:30.0938860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8T02:26:40.848938501</dc:date>
    <meta:editing-duration>PT6M44S</meta:editing-duration>
    <meta:editing-cycles>5</meta:editing-cycles>
    <meta:generator>LibreOffice/7.2.4.1$Linux_X86_64 LibreOffice_project/20$Build-1</meta:generator>
    <meta:document-statistic meta:table-count="3" meta:cell-count="1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7cm" svg:height="12.033cm" xlink:href=".." xlink:type="simple" loext:data-pilot-source="DataPilot1" chart:class="chart:bar" chart:style-name="ch1">
        <chart:title svg:x="6.656cm" svg:y="0.376cm" chart:style-name="ch2">
          <text:p>Sum of weight by feed</text:p>
        </chart:title>
        <chart:legend chart:legend-position="end" svg:x="14.757cm" svg:y="3.944cm" style:legend-expansion="high" chart:style-name="ch3"/>
        <chart:plot-area chart:style-name="ch4" table:cell-range-address="PivotChart" chart:data-source-has-labels="column" svg:x="1.368cm" svg:y="1.395cm" svg:width="13.032cm" svg:height="8.517cm">
          <chart:coordinate-region svg:x="2.36cm" svg:y="1.594cm" svg:width="12.04cm" svg:height="7.671cm"/>
          <chart:axis chart:dimension="x" chart:name="primary-x" chart:style-name="ch5" chartooo:axis-type="auto">
            <chartooo:date-scale/>
            <chart:title svg:x="7.456cm" svg:y="10.152cm" chart:style-name="ch6">
              <text:p>Feed</text:p>
            </chart:title>
            <chart:categories table:cell-range-address="PT@categories"/>
          </chart:axis>
          <chart:axis chart:dimension="y" chart:name="primary-y" chart:style-name="ch7">
            <chart:title svg:x="0.451cm" svg:y="6.213cm" chart:style-name="ch8">
              <text:p>Weight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ein</text:p>
                <draw:g>
                  <svg:desc>PT@categories</svg:desc>
                </draw:g>
              </table:table-cell>
              <table:table-cell office:value-type="float" office:value="3883">
                <text:p>388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orsebean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linseed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meatmeal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soybean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sunflower</text:p>
              </table:table-cell>
              <table:table-cell office:value-type="float" office:value="3947">
                <text:p>3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